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M Roman 12" svg:font-family="'LM Roman 12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M Roman 12" officeooo:rsid="00187cfe" officeooo:paragraph-rsid="00187cfe"/>
    </style:style>
    <style:style style:name="P2" style:family="paragraph" style:parent-style-name="Standard">
      <style:paragraph-properties fo:text-align="end" style:justify-single-word="false"/>
      <style:text-properties style:font-name="LM Roman 12" fo:font-size="18pt" fo:font-weight="bold" officeooo:rsid="00187cfe" officeooo:paragraph-rsid="001bd7ce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end" style:justify-single-word="false" fo:break-before="page"/>
      <style:text-properties style:font-name="LM Roman 12" fo:font-size="18pt" fo:font-weight="bold" officeooo:rsid="00187cfe" officeooo:paragraph-rsid="001bd7ce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LM Roman 12" fo:font-size="18pt" fo:font-weight="bold" officeooo:rsid="00187cfe" officeooo:paragraph-rsid="00213bec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LM Roman 12" fo:font-size="18pt" fo:font-weight="bold" officeooo:rsid="00187cfe" officeooo:paragraph-rsid="001dc48f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LM Roman 12" fo:font-size="18pt" fo:font-weight="bold" officeooo:rsid="00187cfe" officeooo:paragraph-rsid="00227da1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LM Roman 12" fo:font-size="18pt" fo:font-weight="bold" officeooo:rsid="00187cfe" officeooo:paragraph-rsid="002494b8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LM Roman 12" fo:font-size="18pt" fo:font-weight="bold" officeooo:rsid="00187cfe" officeooo:paragraph-rsid="0027b76a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end" style:justify-single-word="false" fo:break-before="page"/>
      <style:text-properties style:font-name="LM Roman 12" fo:font-size="18pt" fo:font-weight="bold" officeooo:rsid="00187cfe" officeooo:paragraph-rsid="00187cfe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LM Roman 12" fo:font-size="18pt" fo:font-weight="bold" officeooo:rsid="00198908" officeooo:paragraph-rsid="00198908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end" style:justify-single-word="false" fo:break-before="page"/>
      <style:text-properties style:font-name="LM Roman 12" fo:font-size="18pt" fo:font-weight="bold" officeooo:rsid="00213bec" officeooo:paragraph-rsid="00213bec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end" style:justify-single-word="false" fo:break-before="page"/>
      <style:text-properties style:font-name="LM Roman 12" fo:font-size="18pt" fo:font-weight="bold" officeooo:rsid="001dc48f" officeooo:paragraph-rsid="001dc48f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end" style:justify-single-word="false" fo:break-before="page"/>
      <style:text-properties style:font-name="LM Roman 12" fo:font-size="18pt" fo:font-weight="bold" officeooo:rsid="00227da1" officeooo:paragraph-rsid="00227da1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end" style:justify-single-word="false" fo:break-before="page"/>
      <style:text-properties style:font-name="LM Roman 12" fo:font-size="18pt" fo:font-weight="bold" officeooo:rsid="002494b8" officeooo:paragraph-rsid="002494b8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end" style:justify-single-word="false" fo:break-before="page"/>
      <style:text-properties style:font-name="LM Roman 12" fo:font-size="18pt" fo:font-weight="bold" officeooo:rsid="0027b76a" officeooo:paragraph-rsid="0027b76a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M Roman 12" officeooo:rsid="001bd7ce" officeooo:paragraph-rsid="001bd7ce"/>
    </style:style>
    <style:style style:name="P17" style:family="paragraph" style:parent-style-name="Standard">
      <style:paragraph-properties fo:text-align="justify" style:justify-single-word="false"/>
      <style:text-properties style:font-name="LM Roman 12" officeooo:rsid="001dc48f" officeooo:paragraph-rsid="002494b8"/>
    </style:style>
    <style:style style:name="P18" style:family="paragraph" style:parent-style-name="Standard">
      <style:paragraph-properties fo:text-align="justify" style:justify-single-word="false"/>
      <style:text-properties style:font-name="LM Roman 12" officeooo:rsid="001dc48f" officeooo:paragraph-rsid="0027b76a"/>
    </style:style>
    <style:style style:name="P19" style:family="paragraph" style:parent-style-name="Standard">
      <style:paragraph-properties fo:text-align="justify" style:justify-single-word="false"/>
      <style:text-properties style:font-name="LM Roman 12" officeooo:rsid="00213bec" officeooo:paragraph-rsid="00213bec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LM Roman 12" fo:font-size="18pt" fo:font-weight="bold" officeooo:rsid="00187cfe" officeooo:paragraph-rsid="00198908" style:font-size-asian="18pt" style:font-weight-asian="bold" style:font-size-complex="18pt" style:font-weight-complex="bold"/>
    </style:style>
    <style:style style:name="P21" style:family="paragraph" style:parent-style-name="Standard" style:list-style-name="L2">
      <style:paragraph-properties fo:text-align="justify" style:justify-single-word="false"/>
      <style:text-properties style:font-name="LM Roman 12" fo:font-size="18pt" fo:font-weight="bold" officeooo:rsid="001dc48f" officeooo:paragraph-rsid="002494b8" style:font-size-asian="18pt" style:font-weight-asian="bold" style:font-size-complex="18pt" style:font-weight-complex="bold"/>
    </style:style>
    <style:style style:name="P22" style:family="paragraph" style:parent-style-name="Standard" style:list-style-name="L2">
      <style:paragraph-properties fo:text-align="end" style:justify-single-word="false" fo:break-before="page"/>
      <style:text-properties style:font-name="LM Roman 12" fo:font-size="18pt" fo:font-weight="bold" officeooo:rsid="0027b76a" officeooo:paragraph-rsid="0027b76a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end" style:justify-single-word="false"/>
      <style:text-properties style:font-name="LM Roman 12" fo:font-size="18pt" fo:font-weight="bold" officeooo:rsid="002b10e9" officeooo:paragraph-rsid="002c3377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end" style:justify-single-word="false"/>
      <style:text-properties style:font-name="LM Roman 12" fo:font-size="18pt" fo:font-weight="bold" officeooo:rsid="002c3377" officeooo:paragraph-rsid="002c3377" style:font-size-asian="18pt" style:font-weight-asian="bold" style:font-size-complex="18pt" style:font-weight-complex="bold"/>
    </style:style>
    <style:style style:name="P25" style:family="paragraph" style:parent-style-name="Standard">
      <style:paragraph-properties fo:text-align="end" style:justify-single-word="false" fo:break-before="page"/>
      <style:text-properties style:font-name="LM Roman 12" fo:font-size="18pt" fo:font-weight="bold" officeooo:rsid="002c3377" officeooo:paragraph-rsid="002c3377" style:font-size-asian="18pt" style:font-weight-asian="bold" style:font-size-complex="18pt" style:font-weight-complex="bold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LM Roman 12" officeooo:rsid="00187cfe" officeooo:paragraph-rsid="00187cfe"/>
    </style:style>
    <style:style style:name="P27" style:family="paragraph" style:parent-style-name="Standard" style:list-style-name="L2">
      <style:paragraph-properties fo:text-align="justify" style:justify-single-word="false"/>
      <style:text-properties style:font-name="LM Roman 12" officeooo:rsid="001bd7ce" officeooo:paragraph-rsid="001bd7ce"/>
    </style:style>
    <style:style style:name="P28" style:family="paragraph" style:parent-style-name="Standard" style:list-style-name="L2">
      <style:paragraph-properties fo:text-align="justify" style:justify-single-word="false"/>
      <style:text-properties style:font-name="LM Roman 12" officeooo:rsid="00213bec" officeooo:paragraph-rsid="00213bec"/>
    </style:style>
    <style:style style:name="P29" style:family="paragraph" style:parent-style-name="Standard" style:list-style-name="L2">
      <style:paragraph-properties fo:text-align="justify" style:justify-single-word="false"/>
      <style:text-properties style:font-name="LM Roman 12" fo:font-size="12pt" fo:font-weight="normal" officeooo:rsid="00227da1" officeooo:paragraph-rsid="00227da1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text-align="justify" style:justify-single-word="false"/>
      <style:text-properties style:font-name="LM Roman 12" fo:font-size="12pt" fo:font-weight="normal" officeooo:rsid="002389e8" officeooo:paragraph-rsid="002389e8" style:font-size-asian="12pt" style:font-weight-asian="normal" style:font-size-complex="12pt" style:font-weight-complex="normal"/>
    </style:style>
    <style:style style:name="P31" style:family="paragraph" style:parent-style-name="Standard" style:list-style-name="L2">
      <style:paragraph-properties fo:text-align="justify" style:justify-single-word="false"/>
      <style:text-properties style:font-name="LM Roman 12" officeooo:rsid="001dc48f" officeooo:paragraph-rsid="002494b8"/>
    </style:style>
    <style:style style:name="P32" style:family="paragraph" style:parent-style-name="Standard" style:list-style-name="L2">
      <style:paragraph-properties fo:text-align="justify" style:justify-single-word="false"/>
      <style:text-properties style:font-name="LM Roman 12" officeooo:rsid="001dc48f" officeooo:paragraph-rsid="001dc48f"/>
    </style:style>
    <style:style style:name="P33" style:family="paragraph" style:parent-style-name="Standard" style:list-style-name="L2">
      <style:paragraph-properties fo:text-align="justify" style:justify-single-word="false"/>
      <style:text-properties style:font-name="LM Roman 12" officeooo:rsid="001dc48f" officeooo:paragraph-rsid="0027b76a"/>
    </style:style>
    <style:style style:name="P34" style:family="paragraph" style:parent-style-name="Standard" style:list-style-name="L2">
      <style:paragraph-properties fo:text-align="end" style:justify-single-word="false"/>
      <style:text-properties style:font-name="LM Roman 12" officeooo:rsid="001dc48f" officeooo:paragraph-rsid="0027b76a"/>
    </style:style>
    <style:style style:name="P35" style:family="paragraph" style:parent-style-name="Standard" style:list-style-name="L2">
      <style:paragraph-properties fo:text-align="justify" style:justify-single-word="false"/>
      <style:text-properties style:font-name="LM Roman 12" officeooo:rsid="002494b8" officeooo:paragraph-rsid="002494b8"/>
    </style:style>
    <style:style style:name="P36" style:family="paragraph" style:parent-style-name="Standard">
      <style:paragraph-properties fo:text-align="end" style:justify-single-word="false"/>
      <style:text-properties style:font-name="LM Roman 12" fo:font-size="13pt" fo:font-weight="bold" officeooo:rsid="002c3377" officeooo:paragraph-rsid="002c3377" style:font-size-asian="13pt" style:font-weight-asian="bold" style:font-size-complex="13pt" style:font-weight-complex="bold"/>
    </style:style>
    <style:style style:name="T1" style:family="text">
      <style:text-properties officeooo:rsid="001a4d91"/>
    </style:style>
    <style:style style:name="T2" style:family="text">
      <style:text-properties officeooo:rsid="001cdda4"/>
    </style:style>
    <style:style style:name="T3" style:family="text">
      <style:text-properties officeooo:rsid="001d4341"/>
    </style:style>
    <style:style style:name="T4" style:family="text">
      <style:text-properties officeooo:rsid="001dc48f"/>
    </style:style>
    <style:style style:name="T5" style:family="text">
      <style:text-properties officeooo:rsid="00213be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23">Anexos:</text:p>
      <text:p text:style-name="P23">Documentos de respaldo a la jerarquización</text:p>
      <text:p text:style-name="P23"/>
      <text:p text:style-name="P36">Juan Carlos Castillo</text:p>
      <text:p text:style-name="P36">Prof. Asociado, Departamento de Sociología</text:p>
      <text:p text:style-name="P25">Indice de anexos</text:p>
      <text:p text:style-name="P24"/>
      <text:p text:style-name="P24"/>
      <text:p text:style-name="P10"/>
      <text:list xml:id="list1737084022" text:style-name="L1">
        <text:list-header>
          <text:p text:style-name="P20"/>
        </text:list-header>
      </text:list>
      <text:p text:style-name="P9">Admisiones <text:span text:style-name="T1">y</text:span> becas</text:p>
      <text:p text:style-name="P1"/>
      <text:p text:style-name="P1"/>
      <text:list xml:id="list122035652011255" text:continue-numbering="true" text:style-name="L1">
        <text:list-item>
          <text:p text:style-name="P26">Admisión programa Master of Public Management becado por la DSE (Deutsche Stiftung für Internationale Entwicklung – Fundación Alemana para el Desarrollo Internacional)</text:p>
        </text:list-item>
        <text:list-item>
          <text:p text:style-name="P26">Admisión Berlin Graduate School of Social Sciences</text:p>
        </text:list-item>
        <text:list-item>
          <text:p text:style-name="P26">Beca doctorado KAAD</text:p>
        </text:list-item>
        <text:list-item>
          <text:p text:style-name="P26">Beca de calificación a la docencia (Qualifikationsstipendiums), Universidad de Humboldt</text:p>
        </text:list-item>
        <text:list-item>
          <text:p text:style-name="P26">Beca de doctorado (Stipendienvertrag) de la Berlin Graduate School of Social Sciences, Universidad de Humboldt.</text:p>
        </text:list-item>
        <text:list-item>
          <text:p text:style-name="P26">Beca KAAD para ser profesor visitante en la Universidad de Bremen</text:p>
        </text:list-item>
        <text:list-item>
          <text:p text:style-name="P26">Beca DAAD para ser profesor visitante en la Universidad de Humboldt</text:p>
          <text:p text:style-name="P26"/>
        </text:list-item>
      </text:list>
      <text:p text:style-name="P3">Premios y reconocimientos</text:p>
      <text:p text:style-name="P2"/>
      <text:list xml:id="list2237858866" text:style-name="L2">
        <text:list-item>
          <text:p text:style-name="P27">Premio al mejor estudiante del Master of Public Management, Universidad de Potsdam</text:p>
        </text:list-item>
        <text:list-item>
          <text:p text:style-name="P27">Premio Eduardo Catteberg <text:span text:style-name="T5">mejor artículo conferencia</text:span></text:p>
        </text:list-item>
        <text:list-item>
          <text:p text:style-name="P27">Premio <text:span text:style-name="T3">mejor artículo journal </text:span>Police <text:span text:style-name="T2">Practice and Research</text:span></text:p>
        </text:list-item>
        <text:list-item>
          <text:p text:style-name="P27">Mejor puntaje Fondecyt Regular <text:span text:style-name="T4">concurso 2016</text:span></text:p>
        </text:list-item>
        <text:list-item>
          <text:p text:style-name="P27">Invitación a ser director del Grupo de Estudio de Sociología FONDECYT</text:p>
        </text:list-item>
      </text:list>
      <text:p text:style-name="P16"/>
      <text:p text:style-name="P16"/>
      <text:p text:style-name="P16"/>
      <text:p text:style-name="P11">Gestion, docencia y evaluación</text:p>
      <text:p text:style-name="P4"/>
      <text:list xml:id="list122035544663220" text:continue-numbering="true" text:style-name="L2">
        <text:list-item>
          <text:p text:style-name="P28">Certificado participación en comités de gestión Instituto de Sociología -Universidad de Chile</text:p>
        </text:list-item>
        <text:list-item>
          <text:p text:style-name="P28">Resultados evaluación académica períodos 2012-2013, 2014-2015 y 2016-2017</text:p>
        </text:list-item>
        <text:list-item>
          <text:p text:style-name="P28">Reconocimiento Vicerrectoría a gestión en la subdirección del Centro de Estudios de Conflicto y Cohesión Social. </text:p>
        </text:list-item>
        <text:list-item>
          <text:p text:style-name="P28">Docencia</text:p>
          <text:list>
            <text:list-item>
              <text:p text:style-name="P28">Oferta de docencia para el curso Investigación Social Empírica II, Universidad de Humboldt (Erteiling eines Lehrauftrages – Empirische Sozialforschug II)</text:p>
            </text:list-item>
            <text:list-item>
              <text:p text:style-name="P28">Listado de asignaturas dictadas en la Univesidad Católica desde 2011 a 2018</text:p>
            </text:list-item>
            <text:list-item>
              <text:p text:style-name="P28">Resultados encuesta docente últimos 2 cursos dictados primer semestre 2018</text:p>
            </text:list-item>
          </text:list>
        </text:list-item>
      </text:list>
      <text:p text:style-name="P19"/>
      <text:p text:style-name="P13">Estadías de investigación</text:p>
      <text:p text:style-name="P6"/>
      <text:list xml:id="list122036189258131" text:continue-numbering="true" text:style-name="L2">
        <text:list-item>
          <text:p text:style-name="P29">Data Processing Center (DPC) International Association for the Evaluation of Academic Achievement (Hamburgo).</text:p>
        </text:list-item>
        <text:list-item>
          <text:p text:style-name="P30">Social Sciences Center Berlin (WZB – Wissenschaftszentrum Berlin für Sozialforschung).</text:p>
        </text:list-item>
        <text:list-item>
          <text:p text:style-name="P30">Bremen International Graduate School of Social Sciences.</text:p>
        </text:list-item>
        <text:list-item>
          <text:p text:style-name="P30">Department of Macrosociology, Institute of Social Sciences, Humboldt University, Berlin. </text:p>
        </text:list-item>
      </text:list>
      <text:p text:style-name="P14">Cursos</text:p>
      <text:p text:style-name="P7"/>
      <text:list xml:id="list122035908885855" text:continue-numbering="true" text:style-name="L2">
        <text:list-header>
          <text:p text:style-name="P31"/>
        </text:list-header>
      </text:list>
      <text:p text:style-name="P17"/>
      <text:p text:style-name="P14">Conferencias</text:p>
      <text:p text:style-name="P7"/>
      <text:list xml:id="list122036934395987" text:continue-numbering="true" text:style-name="L2">
        <text:list-header>
          <text:p text:style-name="P21"/>
        </text:list-header>
      </text:list>
      <text:p text:style-name="P12">Idiomas</text:p>
      <text:p text:style-name="P5"/>
      <text:list xml:id="list122036326339562" text:continue-numbering="true" text:style-name="L2">
        <text:list-item>
          <text:p text:style-name="P32">Certificado TOEFL</text:p>
        </text:list-item>
        <text:list-item>
          <text:p text:style-name="P32">Certificados cursos alemán</text:p>
        </text:list-item>
      </text:list>
      <text:p text:style-name="P14">Publicaciones</text:p>
      <text:p text:style-name="P7"/>
      <text:list xml:id="list122035041215047" text:continue-numbering="true" text:style-name="L2">
        <text:list-item>
          <text:p text:style-name="P35">Libros / capítulos</text:p>
        </text:list-item>
        <text:list-item>
          <text:p text:style-name="P35">Artículos en revistas indexadas con revisión de pares</text:p>
        </text:list-item>
      </text:list>
      <text:p text:style-name="P17"/>
      <text:p text:style-name="P15">Columnas de opinión en prensa</text:p>
      <text:p text:style-name="P8"/>
      <text:p text:style-name="P18"/>
      <text:p text:style-name="P15">Certificados de idiomas</text:p>
      <text:p text:style-name="P8"/>
      <text:list xml:id="list122035231990831" text:continue-numbering="true" text:style-name="L2">
        <text:list-header>
          <text:p text:style-name="P33"/>
          <text:p text:style-name="P22">Varios</text:p>
          <text:p text:style-name="P34"/>
        </text:list-header>
      </text:list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M Roman 12" svg:font-family="'LM Roman 12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30T12:38:33.552608069</meta:creation-date>
    <dc:date>2024-05-08T12:20:34.783768818</dc:date>
    <meta:editing-duration>P1DT7H56M24S</meta:editing-duration>
    <meta:editing-cycles>14</meta:editing-cycles>
    <meta:generator>LibreOffice/7.3.7.2$Linux_X86_64 LibreOffice_project/30$Build-2</meta:generator>
    <meta:print-date>2018-12-20T11:50:12.141063780</meta:print-date>
    <meta:document-statistic meta:table-count="0" meta:image-count="0" meta:object-count="0" meta:page-count="13" meta:paragraph-count="49" meta:word-count="332" meta:character-count="2268" meta:non-whitespace-character-count="2008"/>
  </office:meta>
</office:document-meta>
</file>